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02f88" officeooo:paragraph-rsid="00102f88"/>
    </style:style>
    <style:style style:name="P2" style:family="paragraph" style:parent-style-name="Heading_20_1">
      <style:text-properties officeooo:rsid="001125d0" officeooo:paragraph-rsid="001125d0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ans" fo:font-size="20pt" fo:font-weight="bold" officeooo:rsid="00102f88" officeooo:paragraph-rsid="00102f88" style:font-size-asian="17.5pt" style:font-weight-asian="bold" style:font-size-complex="20pt" style:font-weight-complex="bold"/>
    </style:style>
    <style:style style:name="P4" style:family="paragraph" style:parent-style-name="Text_20_body">
      <style:text-properties style:font-name="Noto Sans" officeooo:rsid="00102f88" officeooo:paragraph-rsid="00102f88"/>
    </style:style>
    <style:style style:name="P5" style:family="paragraph" style:parent-style-name="Text_20_body">
      <style:text-properties style:font-name="Noto Sans" fo:font-weight="bold" officeooo:rsid="00102f88" officeooo:paragraph-rsid="00102f88" style:font-weight-asian="bold" style:font-weight-complex="bold"/>
    </style:style>
    <style:style style:name="P6" style:family="paragraph" style:parent-style-name="Text_20_body">
      <style:text-properties officeooo:rsid="001125d0" officeooo:paragraph-rsid="001125d0"/>
    </style:style>
    <style:style style:name="P7" style:family="paragraph" style:parent-style-name="Text_20_body" style:list-style-name="L1">
      <style:text-properties officeooo:rsid="001125d0" officeooo:paragraph-rsid="001125d0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<text:span text:style-name="T1"> MWANGI ALVIN KABUTU</text:span></text:p>
      <text:p text:style-name="P3"><text:span text:style-name="T1"/></text:p>
      <text:p text:style-name="P3">Registration Number:<text:span text:style-name="T1"> CIT-223-107/2023</text:span></text:p>
      <text:p text:style-name="P3"><text:span text:style-name="T1"/></text:p>
      <text:p text:style-name="P3">Institution:<text:span text:style-name="T1"> MULTIMEDIA UNIVERSITY OF KENYA</text:span></text:p>
      <text:p text:style-name="P3"><text:span text:style-name="T1"/></text:p>
      <text:p text:style-name="P3">Place of attachment:<text:span text:style-name="T1"> Kenya Film Classification Board</text:span></text:p>
      <text:p text:style-name="P3"><text:span text:style-name="T1"/></text:p>
      <text:p text:style-name="P3">Duration:<text:span text:style-name="T1"> June – August 2025</text:span></text:p>
      <text:p text:style-name="P3"><text:span text:style-name="T1"/></text:p>
      <text:p text:style-name="P3">DOCUMENTATION FOR CHLORIL WATER CLOSETS MANAGEMENT SYSTEM</text:p>
      <text:p text:style-name="P3"/>
      <text:p text:style-name="P3">IN FULFILMENT FOR THE REQUIREMENTS FOR ATTACHMENT ASSESSMENT BY THE KENYA FILM CLASSIFICATION BOARD AND THE MULTIMEDIA UNIVERSITY OF KENYA</text:p>
      <text:h text:style-name="P1" text:outline-level="1"><text:soft-page-break/>Declaration</text:h>
      <text:p text:style-name="P4">I hereby declare that this project is as a result of my won effort and time and that it has not been done and presented by anyone else.</text:p>
      <text:p text:style-name="P4"/>
      <text:p text:style-name="P5">Attachee’s name:<text:span text:style-name="T1"> _______________________ </text:span>Supervisor’s name: <text:span text:style-name="T1">_________________________</text:span></text:p>
      <text:p text:style-name="P5">Signature:<text:span text:style-name="T1"> _______________________________ </text:span>Signature:<text:span text:style-name="T1"> __________________________________</text:span></text:p>
      <text:p text:style-name="P5">Date:<text:span text:style-name="T1"> _____________________________________ </text:span>Date:<text:span text:style-name="T1"> _______________________________________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h text:style-name="P2" text:outline-level="1"><text:soft-page-break/>Dedication</text:h>
      <text:p text:style-name="P6">I dedicate this project to Chloril Water Closets management, my parents, my aunts and uncles, and m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" text:outline-level="1"><text:soft-page-break/>Acknowledgement</text:h>
      <text:list text:style-name="L1">
        <text:list-item>
          <text:p text:style-name="P7">First and foremost, I would like to thank the Almighty God for giving me the strength, life, and willpower to get to this point.</text:p>
        </text:list-item>
        <text:list-item>
          <text:p text:style-name="P7">I thank my loving parents for giving me the required emotional and financial support.</text:p>
        </text:list-item>
        <text:list-item>
          <text:p text:style-name="P7">I also thank the Kenya Film Classification Board for giving me a conducive environment for me to work on this project.</text:p>
        </text:list-item>
        <text:list-item>
          <text:p text:style-name="P7">Finally, I would like to thank my fellow attachee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1:36:16.926572593</meta:creation-date>
    <dc:date>2025-08-12T16:57:52.498544381</dc:date>
    <meta:editing-duration>PT4H4M35S</meta:editing-duration>
    <meta:editing-cycles>1</meta:editing-cycles>
    <meta:document-statistic meta:table-count="0" meta:image-count="0" meta:object-count="0" meta:page-count="4" meta:paragraph-count="19" meta:word-count="184" meta:character-count="1299" meta:non-whitespace-character-count="1137"/>
    <meta:generator>LibreOffice/24.2.7.2$Linux_X86_64 LibreOffice_project/420$Build-2</meta:generator>
  </office:meta>
</office:document-meta>
</file>